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02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1 年2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4708" table:style-name="ce13">
            <text:p>234,708</text:p>
          </table:table-cell>
          <table:table-cell office:value-type="float" office:value="117973" table:style-name="ce13">
            <text:p>117,973</text:p>
          </table:table-cell>
          <table:table-cell office:value-type="float" office:value="965" table:style-name="ce13">
            <text:p>965</text:p>
          </table:table-cell>
          <table:table-cell office:value-type="float" office:value="1254" table:style-name="ce13">
            <text:p>1,254</text:p>
          </table:table-cell>
          <table:table-cell office:value-type="float" office:value="165868" table:style-name="ce13">
            <text:p>165,868</text:p>
          </table:table-cell>
          <table:table-cell office:value-type="float" office:value="42881" table:style-name="ce13">
            <text:p>42,881</text:p>
          </table:table-cell>
          <table:table-cell office:value-type="float" office:value="579384" table:style-name="ce13">
            <text:p>579,384</text:p>
          </table:table-cell>
          <table:table-cell office:value-type="float" office:value="417" table:style-name="ce13">
            <text:p>417</text:p>
          </table:table-cell>
          <table:table-cell office:value-type="float" office:value="0.12" table:style-name="ce14">
            <text:p>0.12</text:p>
          </table:table-cell>
          <table:table-cell office:value-type="float" office:value="0.05" table:style-name="ce14">
            <text:p>0.05</text:p>
          </table:table-cell>
          <table:table-cell office:value-type="float" office:value="988.48" table:style-name="ce14">
            <text:p>988.48</text:p>
          </table:table-cell>
          <table:table-cell office:value-type="float" office:value="258" table:style-name="ce13">
            <text:p>258</text:p>
          </table:table-cell>
          <table:table-cell office:value-type="float" office:value="890" table:style-name="ce13">
            <text:p>89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58170" table:style-name="ce13">
            <text:p>358,170</text:p>
          </table:table-cell>
          <table:table-cell office:value-type="float" office:value="147856" table:style-name="ce13">
            <text:p>147,856</text:p>
          </table:table-cell>
          <table:table-cell office:value-type="float" office:value="2196" table:style-name="ce13">
            <text:p>2,196</text:p>
          </table:table-cell>
          <table:table-cell office:value-type="float" office:value="1651" table:style-name="ce13">
            <text:p>1,651</text:p>
          </table:table-cell>
          <table:table-cell office:value-type="float" office:value="347897" table:style-name="ce13">
            <text:p>347,897</text:p>
          </table:table-cell>
          <table:table-cell office:value-type="float" office:value="82673" table:style-name="ce13">
            <text:p>82,673</text:p>
          </table:table-cell>
          <table:table-cell office:value-type="float" office:value="673636" table:style-name="ce13">
            <text:p>673,636</text:p>
          </table:table-cell>
          <table:table-cell office:value-type="float" office:value="460" table:style-name="ce13">
            <text:p>460</text:p>
          </table:table-cell>
          <table:table-cell office:value-type="float" office:value="0.26" table:style-name="ce14">
            <text:p>0.26</text:p>
          </table:table-cell>
          <table:table-cell office:value-type="float" office:value="0.19" table:style-name="ce14">
            <text:p>0.19</text:p>
          </table:table-cell>
          <table:table-cell office:value-type="float" office:value="1207.44" table:style-name="ce14">
            <text:p>1,207.44</text:p>
          </table:table-cell>
          <table:table-cell office:value-type="float" office:value="1361" table:style-name="ce13">
            <text:p>1,361</text:p>
          </table:table-cell>
          <table:table-cell office:value-type="float" office:value="3435" table:style-name="ce13">
            <text:p>3,4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35871" table:style-name="ce13">
            <text:p>635,871</text:p>
          </table:table-cell>
          <table:table-cell office:value-type="float" office:value="384180" table:style-name="ce13">
            <text:p>384,180</text:p>
          </table:table-cell>
          <table:table-cell office:value-type="float" office:value="4754" table:style-name="ce13">
            <text:p>4,754</text:p>
          </table:table-cell>
          <table:table-cell office:value-type="float" office:value="7139" table:style-name="ce13">
            <text:p>7,139</text:p>
          </table:table-cell>
          <table:table-cell office:value-type="float" office:value="789737" table:style-name="ce13">
            <text:p>789,737</text:p>
          </table:table-cell>
          <table:table-cell office:value-type="float" office:value="681453" table:style-name="ce13">
            <text:p>681,453</text:p>
          </table:table-cell>
          <table:table-cell office:value-type="float" office:value="2730660" table:style-name="ce13">
            <text:p>2,730,660</text:p>
          </table:table-cell>
          <table:table-cell office:value-type="float" office:value="919" table:style-name="ce13">
            <text:p>919</text:p>
          </table:table-cell>
          <table:table-cell office:value-type="float" office:value="0.39" table:style-name="ce14">
            <text:p>0.39</text:p>
          </table:table-cell>
          <table:table-cell office:value-type="float" office:value="0.34" table:style-name="ce14">
            <text:p>0.34</text:p>
          </table:table-cell>
          <table:table-cell office:value-type="float" office:value="345.49" table:style-name="ce14">
            <text:p>345.49</text:p>
          </table:table-cell>
          <table:table-cell office:value-type="float" office:value="0" table:style-name="ce13">
            <text:p>0</text:p>
          </table:table-cell>
          <table:table-cell office:value-type="float" office:value="4635" table:style-name="ce13">
            <text:p>4,6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435184" table:style-name="ce13">
            <text:p>1,435,184</text:p>
          </table:table-cell>
          <table:table-cell office:value-type="float" office:value="864745" table:style-name="ce13">
            <text:p>864,745</text:p>
          </table:table-cell>
          <table:table-cell office:value-type="float" office:value="13892" table:style-name="ce13">
            <text:p>13,892</text:p>
          </table:table-cell>
          <table:table-cell office:value-type="float" office:value="8121" table:style-name="ce13">
            <text:p>8,121</text:p>
          </table:table-cell>
          <table:table-cell office:value-type="float" office:value="1487777" table:style-name="ce13">
            <text:p>1,487,777</text:p>
          </table:table-cell>
          <table:table-cell office:value-type="float" office:value="2130869" table:style-name="ce13">
            <text:p>2,130,869</text:p>
          </table:table-cell>
          <table:table-cell office:value-type="float" office:value="4400535" table:style-name="ce13">
            <text:p>4,400,535</text:p>
          </table:table-cell>
          <table:table-cell office:value-type="float" office:value="5227" table:style-name="ce13">
            <text:p>5,227</text:p>
          </table:table-cell>
          <table:table-cell office:value-type="float" office:value="0.06" table:style-name="ce14">
            <text:p>0.06</text:p>
          </table:table-cell>
          <table:table-cell office:value-type="float" office:value="0" table:style-name="ce14">
            <text:p>0.00</text:p>
          </table:table-cell>
          <table:table-cell office:value-type="float" office:value="1576.92" table:style-name="ce14">
            <text:p>1,576.92</text:p>
          </table:table-cell>
          <table:table-cell office:value-type="float" office:value="4582" table:style-name="ce13">
            <text:p>4,582</text:p>
          </table:table-cell>
          <table:table-cell office:value-type="float" office:value="9256" table:style-name="ce13">
            <text:p>9,25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37181" table:style-name="ce13">
            <text:p>1,037,181</text:p>
          </table:table-cell>
          <table:table-cell office:value-type="float" office:value="788707" table:style-name="ce13">
            <text:p>788,707</text:p>
          </table:table-cell>
          <table:table-cell office:value-type="float" office:value="8619" table:style-name="ce13">
            <text:p>8,619</text:p>
          </table:table-cell>
          <table:table-cell office:value-type="float" office:value="6902" table:style-name="ce13">
            <text:p>6,902</text:p>
          </table:table-cell>
          <table:table-cell office:value-type="float" office:value="897895" table:style-name="ce13">
            <text:p>897,895</text:p>
          </table:table-cell>
          <table:table-cell office:value-type="float" office:value="3150915" table:style-name="ce13">
            <text:p>3,150,915</text:p>
          </table:table-cell>
          <table:table-cell office:value-type="float" office:value="3384138" table:style-name="ce13">
            <text:p>3,384,138</text:p>
          </table:table-cell>
          <table:table-cell office:value-type="float" office:value="740" table:style-name="ce13">
            <text:p>740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498.89" table:style-name="ce14">
            <text:p>498.8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67731" table:style-name="ce13">
            <text:p>567,731</text:p>
          </table:table-cell>
          <table:table-cell office:value-type="float" office:value="253712" table:style-name="ce13">
            <text:p>253,712</text:p>
          </table:table-cell>
          <table:table-cell office:value-type="float" office:value="5082" table:style-name="ce13">
            <text:p>5,082</text:p>
          </table:table-cell>
          <table:table-cell office:value-type="float" office:value="3003" table:style-name="ce13">
            <text:p>3,003</text:p>
          </table:table-cell>
          <table:table-cell office:value-type="float" office:value="320796" table:style-name="ce13">
            <text:p>320,796</text:p>
          </table:table-cell>
          <table:table-cell office:value-type="float" office:value="467010" table:style-name="ce13">
            <text:p>467,010</text:p>
          </table:table-cell>
          <table:table-cell office:value-type="float" office:value="1356879" table:style-name="ce13">
            <text:p>1,356,879</text:p>
          </table:table-cell>
          <table:table-cell office:value-type="float" office:value="266" table:style-name="ce13">
            <text:p>266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1064.8800000000001" table:style-name="ce14">
            <text:p>1,064.88</text:p>
          </table:table-cell>
          <table:table-cell office:value-type="float" office:value="1780" table:style-name="ce13">
            <text:p>1,780</text:p>
          </table:table-cell>
          <table:table-cell office:value-type="float" office:value="3126" table:style-name="ce13">
            <text:p>3,12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8369" table:style-name="ce13">
            <text:p>448,369</text:p>
          </table:table-cell>
          <table:table-cell office:value-type="float" office:value="183005" table:style-name="ce13">
            <text:p>183,005</text:p>
          </table:table-cell>
          <table:table-cell office:value-type="float" office:value="2063" table:style-name="ce13">
            <text:p>2,063</text:p>
          </table:table-cell>
          <table:table-cell office:value-type="float" office:value="2304" table:style-name="ce13">
            <text:p>2,304</text:p>
          </table:table-cell>
          <table:table-cell office:value-type="float" office:value="546706" table:style-name="ce13">
            <text:p>546,706</text:p>
          </table:table-cell>
          <table:table-cell office:value-type="float" office:value="1028662" table:style-name="ce13">
            <text:p>1,028,662</text:p>
          </table:table-cell>
          <table:table-cell office:value-type="float" office:value="1137661" table:style-name="ce13">
            <text:p>1,137,661</text:p>
          </table:table-cell>
          <table:table-cell office:value-type="float" office:value="3179" table:style-name="ce13">
            <text:p>3,179</text:p>
          </table:table-cell>
          <table:table-cell office:value-type="float" office:value="0.12" table:style-name="ce14">
            <text:p>0.12</text:p>
          </table:table-cell>
          <table:table-cell office:value-type="float" office:value="0.09" table:style-name="ce14">
            <text:p>0.09</text:p>
          </table:table-cell>
          <table:table-cell office:value-type="float" office:value="2121.39" table:style-name="ce14">
            <text:p>2,121.39</text:p>
          </table:table-cell>
          <table:table-cell office:value-type="float" office:value="3280" table:style-name="ce13">
            <text:p>3,280</text:p>
          </table:table-cell>
          <table:table-cell office:value-type="float" office:value="4717" table:style-name="ce13">
            <text:p>4,71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353406" table:style-name="ce13">
            <text:p>4,353,406</text:p>
          </table:table-cell>
          <table:table-cell office:value-type="float" office:value="2913295" table:style-name="ce13">
            <text:p>2,913,295</text:p>
          </table:table-cell>
          <table:table-cell office:value-type="float" office:value="64693" table:style-name="ce13">
            <text:p>64,693</text:p>
          </table:table-cell>
          <table:table-cell office:value-type="float" office:value="13805" table:style-name="ce13">
            <text:p>13,805</text:p>
          </table:table-cell>
          <table:table-cell office:value-type="float" office:value="5759602" table:style-name="ce13">
            <text:p>5,759,602</text:p>
          </table:table-cell>
          <table:table-cell office:value-type="float" office:value="25193474" table:style-name="ce13">
            <text:p>25,193,474</text:p>
          </table:table-cell>
          <table:table-cell office:value-type="float" office:value="21463638" table:style-name="ce13">
            <text:p>21,463,638</text:p>
          </table:table-cell>
          <table:table-cell office:value-type="float" office:value="46378" table:style-name="ce13">
            <text:p>46,378</text:p>
          </table:table-cell>
          <table:table-cell office:value-type="float" office:value="0.06" table:style-name="ce14">
            <text:p>0.06</text:p>
          </table:table-cell>
          <table:table-cell office:value-type="float" office:value="0" table:style-name="ce14">
            <text:p>0.00</text:p>
          </table:table-cell>
          <table:table-cell office:value-type="float" office:value="1898.3" table:style-name="ce14">
            <text:p>1,898.30</text:p>
          </table:table-cell>
          <table:table-cell office:value-type="float" office:value="16081" table:style-name="ce13">
            <text:p>16,081</text:p>
          </table:table-cell>
          <table:table-cell office:value-type="float" office:value="28290" table:style-name="ce13">
            <text:p>28,29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654624" table:style-name="ce13">
            <text:p>7,654,624</text:p>
          </table:table-cell>
          <table:table-cell office:value-type="float" office:value="5467813" table:style-name="ce13">
            <text:p>5,467,813</text:p>
          </table:table-cell>
          <table:table-cell office:value-type="float" office:value="49233" table:style-name="ce13">
            <text:p>49,233</text:p>
          </table:table-cell>
          <table:table-cell office:value-type="float" office:value="27548" table:style-name="ce13">
            <text:p>27,548</text:p>
          </table:table-cell>
          <table:table-cell office:value-type="float" office:value="17766282" table:style-name="ce13">
            <text:p>17,766,282</text:p>
          </table:table-cell>
          <table:table-cell office:value-type="float" office:value="18403669" table:style-name="ce13">
            <text:p>18,403,669</text:p>
          </table:table-cell>
          <table:table-cell office:value-type="float" office:value="37315068" table:style-name="ce13">
            <text:p>37,315,068</text:p>
          </table:table-cell>
          <table:table-cell office:value-type="float" office:value="132603" table:style-name="ce13">
            <text:p>132,603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1578.97" table:style-name="ce14">
            <text:p>1,578.97</text:p>
          </table:table-cell>
          <table:table-cell office:value-type="float" office:value="25935" table:style-name="ce13">
            <text:p>25,935</text:p>
          </table:table-cell>
          <table:table-cell office:value-type="float" office:value="49557" table:style-name="ce13">
            <text:p>49,55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666" table:style-name="ce13">
            <text:p>15,666</text:p>
          </table:table-cell>
          <table:table-cell office:value-type="float" office:value="5365" table:style-name="ce13">
            <text:p>5,365</text:p>
          </table:table-cell>
          <table:table-cell office:value-type="float" office:value="13" table:style-name="ce13">
            <text:p>13</text:p>
          </table:table-cell>
          <table:table-cell office:value-type="float" office:value="44" table:style-name="ce13">
            <text:p>44</text:p>
          </table:table-cell>
          <table:table-cell office:value-type="float" office:value="13743" table:style-name="ce13">
            <text:p>13,743</text:p>
          </table:table-cell>
          <table:table-cell office:value-type="float" office:value="444" table:style-name="ce13">
            <text:p>444</text:p>
          </table:table-cell>
          <table:table-cell office:value-type="float" office:value="118396" table:style-name="ce13">
            <text:p>118,396</text:p>
          </table:table-cell>
          <table:table-cell office:value-type="float" office:value="13" table:style-name="ce13">
            <text:p>13</text:p>
          </table:table-cell>
          <table:table-cell office:value-type="float" office:value="0.08" table:style-name="ce14">
            <text:p>0.08</text:p>
          </table:table-cell>
          <table:table-cell office:value-type="float" office:value="0.08" table:style-name="ce14">
            <text:p>0.08</text:p>
          </table:table-cell>
          <table:table-cell office:value-type="float" office:value="701.26" table:style-name="ce14">
            <text:p>701.26</text:p>
          </table:table-cell>
          <table:table-cell office:value-type="float" office:value="26" table:style-name="ce13">
            <text:p>26</text:p>
          </table:table-cell>
          <table:table-cell office:value-type="float" office:value="27" table:style-name="ce13">
            <text:p>2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59397" table:style-name="ce13">
            <text:p>1,059,397</text:p>
          </table:table-cell>
          <table:table-cell office:value-type="float" office:value="631380" table:style-name="ce13">
            <text:p>631,380</text:p>
          </table:table-cell>
          <table:table-cell office:value-type="float" office:value="5092" table:style-name="ce13">
            <text:p>5,092</text:p>
          </table:table-cell>
          <table:table-cell office:value-type="float" office:value="4031" table:style-name="ce13">
            <text:p>4,031</text:p>
          </table:table-cell>
          <table:table-cell office:value-type="float" office:value="1746161" table:style-name="ce13">
            <text:p>1,746,161</text:p>
          </table:table-cell>
          <table:table-cell office:value-type="float" office:value="3498895" table:style-name="ce13">
            <text:p>3,498,895</text:p>
          </table:table-cell>
          <table:table-cell office:value-type="float" office:value="3182577" table:style-name="ce13">
            <text:p>3,182,577</text:p>
          </table:table-cell>
          <table:table-cell office:value-type="float" office:value="7689" table:style-name="ce13">
            <text:p>7,689</text:p>
          </table:table-cell>
          <table:table-cell office:value-type="float" office:value="0.24" table:style-name="ce14">
            <text:p>0.24</text:p>
          </table:table-cell>
          <table:table-cell office:value-type="float" office:value="0.03" table:style-name="ce14">
            <text:p>0.03</text:p>
          </table:table-cell>
          <table:table-cell office:value-type="float" office:value="631.07000000000005" table:style-name="ce14">
            <text:p>631.07</text:p>
          </table:table-cell>
          <table:table-cell office:value-type="float" office:value="5001" table:style-name="ce13">
            <text:p>5,001</text:p>
          </table:table-cell>
          <table:table-cell office:value-type="float" office:value="10508" table:style-name="ce13">
            <text:p>10,5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11039" table:style-name="ce13">
            <text:p>2,811,039</text:p>
          </table:table-cell>
          <table:table-cell office:value-type="float" office:value="2098593" table:style-name="ce13">
            <text:p>2,098,593</text:p>
          </table:table-cell>
          <table:table-cell office:value-type="float" office:value="11519" table:style-name="ce13">
            <text:p>11,519</text:p>
          </table:table-cell>
          <table:table-cell office:value-type="float" office:value="21538" table:style-name="ce13">
            <text:p>21,538</text:p>
          </table:table-cell>
          <table:table-cell office:value-type="float" office:value="9700391" table:style-name="ce13">
            <text:p>9,700,391</text:p>
          </table:table-cell>
          <table:table-cell office:value-type="float" office:value="10641535" table:style-name="ce13">
            <text:p>10,641,535</text:p>
          </table:table-cell>
          <table:table-cell office:value-type="float" office:value="15241281" table:style-name="ce13">
            <text:p>15,241,281</text:p>
          </table:table-cell>
          <table:table-cell office:value-type="float" office:value="70834" table:style-name="ce13">
            <text:p>70,834</text:p>
          </table:table-cell>
          <table:table-cell office:value-type="float" office:value="0.39" table:style-name="ce14">
            <text:p>0.39</text:p>
          </table:table-cell>
          <table:table-cell office:value-type="float" office:value="0.11" table:style-name="ce14">
            <text:p>0.11</text:p>
          </table:table-cell>
          <table:table-cell office:value-type="float" office:value="505.45" table:style-name="ce14">
            <text:p>505.45</text:p>
          </table:table-cell>
          <table:table-cell office:value-type="float" office:value="0" table:style-name="ce13">
            <text:p>0</text:p>
          </table:table-cell>
          <table:table-cell office:value-type="float" office:value="65808" table:style-name="ce13">
            <text:p>65,8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04251" table:style-name="ce13">
            <text:p>204,251</text:p>
          </table:table-cell>
          <table:table-cell office:value-type="float" office:value="103331" table:style-name="ce13">
            <text:p>103,331</text:p>
          </table:table-cell>
          <table:table-cell office:value-type="float" office:value="1056" table:style-name="ce13">
            <text:p>1,056</text:p>
          </table:table-cell>
          <table:table-cell office:value-type="float" office:value="707" table:style-name="ce13">
            <text:p>707</text:p>
          </table:table-cell>
          <table:table-cell office:value-type="float" office:value="304921" table:style-name="ce13">
            <text:p>304,921</text:p>
          </table:table-cell>
          <table:table-cell office:value-type="float" office:value="63918" table:style-name="ce13">
            <text:p>63,918</text:p>
          </table:table-cell>
          <table:table-cell office:value-type="float" office:value="700963" table:style-name="ce13">
            <text:p>700,963</text:p>
          </table:table-cell>
          <table:table-cell office:value-type="float" office:value="948" table:style-name="ce13">
            <text:p>948</text:p>
          </table:table-cell>
          <table:table-cell office:value-type="float" office:value="0.09" table:style-name="ce14">
            <text:p>0.09</text:p>
          </table:table-cell>
          <table:table-cell office:value-type="float" office:value="0.02" table:style-name="ce14">
            <text:p>0.02</text:p>
          </table:table-cell>
          <table:table-cell office:value-type="float" office:value="341.68" table:style-name="ce14">
            <text:p>341.68</text:p>
          </table:table-cell>
          <table:table-cell office:value-type="float" office:value="2124" table:style-name="ce13">
            <text:p>2,124</text:p>
          </table:table-cell>
          <table:table-cell office:value-type="float" office:value="2124" table:style-name="ce13">
            <text:p>2,12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72020" table:style-name="ce13">
            <text:p>372,020</text:p>
          </table:table-cell>
          <table:table-cell office:value-type="float" office:value="246653" table:style-name="ce13">
            <text:p>246,653</text:p>
          </table:table-cell>
          <table:table-cell office:value-type="float" office:value="595" table:style-name="ce13">
            <text:p>595</text:p>
          </table:table-cell>
          <table:table-cell office:value-type="float" office:value="5070" table:style-name="ce13">
            <text:p>5,070</text:p>
          </table:table-cell>
          <table:table-cell office:value-type="float" office:value="1026543" table:style-name="ce13">
            <text:p>1,026,543</text:p>
          </table:table-cell>
          <table:table-cell office:value-type="float" office:value="406847" table:style-name="ce13">
            <text:p>406,847</text:p>
          </table:table-cell>
          <table:table-cell office:value-type="float" office:value="1819363" table:style-name="ce13">
            <text:p>1,819,363</text:p>
          </table:table-cell>
          <table:table-cell office:value-type="float" office:value="3141" table:style-name="ce13">
            <text:p>3,141</text:p>
          </table:table-cell>
          <table:table-cell office:value-type="float" office:value="0.23" table:style-name="ce14">
            <text:p>0.23</text:p>
          </table:table-cell>
          <table:table-cell office:value-type="float" office:value="0" table:style-name="ce14">
            <text:p>0.00</text:p>
          </table:table-cell>
          <table:table-cell office:value-type="float" office:value="974.26" table:style-name="ce14">
            <text:p>974.26</text:p>
          </table:table-cell>
          <table:table-cell office:value-type="float" office:value="3511" table:style-name="ce13">
            <text:p>3,511</text:p>
          </table:table-cell>
          <table:table-cell office:value-type="float" office:value="7104" table:style-name="ce13">
            <text:p>7,1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61233" table:style-name="ce13">
            <text:p>161,233</text:p>
          </table:table-cell>
          <table:table-cell office:value-type="float" office:value="79208" table:style-name="ce13">
            <text:p>79,208</text:p>
          </table:table-cell>
          <table:table-cell office:value-type="float" office:value="1312" table:style-name="ce13">
            <text:p>1,312</text:p>
          </table:table-cell>
          <table:table-cell office:value-type="float" office:value="772" table:style-name="ce13">
            <text:p>772</text:p>
          </table:table-cell>
          <table:table-cell office:value-type="float" office:value="187293" table:style-name="ce13">
            <text:p>187,293</text:p>
          </table:table-cell>
          <table:table-cell office:value-type="float" office:value="50784" table:style-name="ce13">
            <text:p>50,784</text:p>
          </table:table-cell>
          <table:table-cell office:value-type="float" office:value="472234" table:style-name="ce13">
            <text:p>472,234</text:p>
          </table:table-cell>
          <table:table-cell office:value-type="float" office:value="196" table:style-name="ce13">
            <text:p>196</text:p>
          </table:table-cell>
          <table:table-cell office:value-type="float" office:value="0.31" table:style-name="ce14">
            <text:p>0.31</text:p>
          </table:table-cell>
          <table:table-cell office:value-type="float" office:value="0.01" table:style-name="ce14">
            <text:p>0.01</text:p>
          </table:table-cell>
          <table:table-cell office:value-type="float" office:value="1574.91" table:style-name="ce14">
            <text:p>1,574.91</text:p>
          </table:table-cell>
          <table:table-cell office:value-type="float" office:value="654" table:style-name="ce13">
            <text:p>654</text:p>
          </table:table-cell>
          <table:table-cell office:value-type="float" office:value="2393" table:style-name="ce13">
            <text:p>2,39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34441" table:style-name="ce13">
            <text:p>634,441</text:p>
          </table:table-cell>
          <table:table-cell office:value-type="float" office:value="430086" table:style-name="ce13">
            <text:p>430,086</text:p>
          </table:table-cell>
          <table:table-cell office:value-type="float" office:value="6829" table:style-name="ce13">
            <text:p>6,829</text:p>
          </table:table-cell>
          <table:table-cell office:value-type="float" office:value="4749" table:style-name="ce13">
            <text:p>4,749</text:p>
          </table:table-cell>
          <table:table-cell office:value-type="float" office:value="1806277" table:style-name="ce13">
            <text:p>1,806,277</text:p>
          </table:table-cell>
          <table:table-cell office:value-type="float" office:value="1245392" table:style-name="ce13">
            <text:p>1,245,392</text:p>
          </table:table-cell>
          <table:table-cell office:value-type="float" office:value="4352403" table:style-name="ce13">
            <text:p>4,352,403</text:p>
          </table:table-cell>
          <table:table-cell office:value-type="float" office:value="11594" table:style-name="ce13">
            <text:p>11,594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2366.63" table:style-name="ce14">
            <text:p>2,366.63</text:p>
          </table:table-cell>
          <table:table-cell office:value-type="float" office:value="2323" table:style-name="ce13">
            <text:p>2,323</text:p>
          </table:table-cell>
          <table:table-cell office:value-type="float" office:value="6288" table:style-name="ce13">
            <text:p>6,2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049" table:style-name="ce13">
            <text:p>9,049</text:p>
          </table:table-cell>
          <table:table-cell office:value-type="float" office:value="4859" table:style-name="ce13">
            <text:p>4,859</text:p>
          </table:table-cell>
          <table:table-cell office:value-type="float" office:value="10" table:style-name="ce13">
            <text:p>10</text:p>
          </table:table-cell>
          <table:table-cell office:value-type="float" office:value="12" table:style-name="ce13">
            <text:p>12</text:p>
          </table:table-cell>
          <table:table-cell office:value-type="float" office:value="9571" table:style-name="ce13">
            <text:p>9,571</text:p>
          </table:table-cell>
          <table:table-cell office:value-type="float" office:value="2259" table:style-name="ce13">
            <text:p>2,259</text:p>
          </table:table-cell>
          <table:table-cell office:value-type="float" office:value="30344" table:style-name="ce13">
            <text:p>30,344</text:p>
          </table:table-cell>
          <table:table-cell office:value-type="float" office:value="0" table:style-name="ce13">
            <text:p>0</text:p>
          </table:table-cell>
          <table:table-cell office:value-type="float" office:value="0.06" table:style-name="ce14">
            <text:p>0.06</text:p>
          </table:table-cell>
          <table:table-cell office:value-type="float" office:value="0" table:style-name="ce14">
            <text:p>0.00</text:p>
          </table:table-cell>
          <table:table-cell office:value-type="float" office:value="562.26" table:style-name="ce14">
            <text:p>562.2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84776" table:style-name="ce13">
            <text:p>984,776</text:p>
          </table:table-cell>
          <table:table-cell office:value-type="float" office:value="582727" table:style-name="ce13">
            <text:p>582,727</text:p>
          </table:table-cell>
          <table:table-cell office:value-type="float" office:value="13544" table:style-name="ce13">
            <text:p>13,544</text:p>
          </table:table-cell>
          <table:table-cell office:value-type="float" office:value="5255" table:style-name="ce13">
            <text:p>5,255</text:p>
          </table:table-cell>
          <table:table-cell office:value-type="float" office:value="1572562" table:style-name="ce13">
            <text:p>1,572,562</text:p>
          </table:table-cell>
          <table:table-cell office:value-type="float" office:value="2150777" table:style-name="ce13">
            <text:p>2,150,777</text:p>
          </table:table-cell>
          <table:table-cell office:value-type="float" office:value="3410898" table:style-name="ce13">
            <text:p>3,410,898</text:p>
          </table:table-cell>
          <table:table-cell office:value-type="float" office:value="3512" table:style-name="ce13">
            <text:p>3,512</text:p>
          </table:table-cell>
          <table:table-cell office:value-type="float" office:value="0.15" table:style-name="ce14">
            <text:p>0.15</text:p>
          </table:table-cell>
          <table:table-cell office:value-type="float" office:value="0.02" table:style-name="ce14">
            <text:p>0.02</text:p>
          </table:table-cell>
          <table:table-cell office:value-type="float" office:value="251.36" table:style-name="ce14">
            <text:p>251.36</text:p>
          </table:table-cell>
          <table:table-cell office:value-type="float" office:value="0" table:style-name="ce13">
            <text:p>0</text:p>
          </table:table-cell>
          <table:table-cell office:value-type="float" office:value="3597" table:style-name="ce13">
            <text:p>3,59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09400" table:style-name="ce13">
            <text:p>109,400</text:p>
          </table:table-cell>
          <table:table-cell office:value-type="float" office:value="52474" table:style-name="ce13">
            <text:p>52,474</text:p>
          </table:table-cell>
          <table:table-cell office:value-type="float" office:value="1471" table:style-name="ce13">
            <text:p>1,471</text:p>
          </table:table-cell>
          <table:table-cell office:value-type="float" office:value="843" table:style-name="ce13">
            <text:p>843</text:p>
          </table:table-cell>
          <table:table-cell office:value-type="float" office:value="176532" table:style-name="ce13">
            <text:p>176,532</text:p>
          </table:table-cell>
          <table:table-cell office:value-type="float" office:value="86916" table:style-name="ce13">
            <text:p>86,916</text:p>
          </table:table-cell>
          <table:table-cell office:value-type="float" office:value="283283" table:style-name="ce13">
            <text:p>283,283</text:p>
          </table:table-cell>
          <table:table-cell office:value-type="float" office:value="72" table:style-name="ce13">
            <text:p>72</text:p>
          </table:table-cell>
          <table:table-cell office:value-type="float" office:value="0.49" table:style-name="ce14">
            <text:p>0.49</text:p>
          </table:table-cell>
          <table:table-cell office:value-type="float" office:value="0.03" table:style-name="ce14">
            <text:p>0.03</text:p>
          </table:table-cell>
          <table:table-cell office:value-type="float" office:value="362.1" table:style-name="ce14">
            <text:p>362.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6682" table:style-name="ce13">
            <text:p>16,682</text:p>
          </table:table-cell>
          <table:table-cell office:value-type="float" office:value="11038" table:style-name="ce13">
            <text:p>11,038</text:p>
          </table:table-cell>
          <table:table-cell office:value-type="float" office:value="375" table:style-name="ce13">
            <text:p>375</text:p>
          </table:table-cell>
          <table:table-cell office:value-type="float" office:value="48" table:style-name="ce13">
            <text:p>48</text:p>
          </table:table-cell>
          <table:table-cell office:value-type="float" office:value="18090" table:style-name="ce13">
            <text:p>18,090</text:p>
          </table:table-cell>
          <table:table-cell office:value-type="float" office:value="13101" table:style-name="ce13">
            <text:p>13,101</text:p>
          </table:table-cell>
          <table:table-cell office:value-type="float" office:value="114314" table:style-name="ce13">
            <text:p>114,314</text:p>
          </table:table-cell>
          <table:table-cell office:value-type="float" office:value="37" table:style-name="ce13">
            <text:p>37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4">
            <text:p>0.00</text:p>
          </table:table-cell>
          <table:table-cell office:value-type="float" office:value="2075.4" table:style-name="ce14">
            <text:p>2,075.40</text:p>
          </table:table-cell>
          <table:table-cell office:value-type="float" office:value="39" table:style-name="ce13">
            <text:p>39</text:p>
          </table:table-cell>
          <table:table-cell office:value-type="float" office:value="39" table:style-name="ce13">
            <text:p>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82444" table:style-name="ce13">
            <text:p>2,282,444</text:p>
          </table:table-cell>
          <table:table-cell office:value-type="float" office:value="1327664" table:style-name="ce13">
            <text:p>1,327,664</text:p>
          </table:table-cell>
          <table:table-cell office:value-type="float" office:value="23031" table:style-name="ce13">
            <text:p>23,031</text:p>
          </table:table-cell>
          <table:table-cell office:value-type="float" office:value="13439" table:style-name="ce13">
            <text:p>13,439</text:p>
          </table:table-cell>
          <table:table-cell office:value-type="float" office:value="5224916" table:style-name="ce13">
            <text:p>5,224,916</text:p>
          </table:table-cell>
          <table:table-cell office:value-type="float" office:value="4691411" table:style-name="ce13">
            <text:p>4,691,411</text:p>
          </table:table-cell>
          <table:table-cell office:value-type="float" office:value="7672941" table:style-name="ce13">
            <text:p>7,672,941</text:p>
          </table:table-cell>
          <table:table-cell office:value-type="float" office:value="28177" table:style-name="ce13">
            <text:p>28,177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83.79" table:style-name="ce14">
            <text:p>183.79</text:p>
          </table:table-cell>
          <table:table-cell office:value-type="float" office:value="10939" table:style-name="ce13">
            <text:p>10,939</text:p>
          </table:table-cell>
          <table:table-cell office:value-type="float" office:value="21907" table:style-name="ce13">
            <text:p>21,90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54848" table:style-name="ce13">
            <text:p>1,554,848</text:p>
          </table:table-cell>
          <table:table-cell office:value-type="float" office:value="1002306" table:style-name="ce13">
            <text:p>1,002,306</text:p>
          </table:table-cell>
          <table:table-cell office:value-type="float" office:value="10302" table:style-name="ce13">
            <text:p>10,302</text:p>
          </table:table-cell>
          <table:table-cell office:value-type="float" office:value="5543" table:style-name="ce13">
            <text:p>5,543</text:p>
          </table:table-cell>
          <table:table-cell office:value-type="float" office:value="3794030" table:style-name="ce13">
            <text:p>3,794,030</text:p>
          </table:table-cell>
          <table:table-cell office:value-type="float" office:value="4553106" table:style-name="ce13">
            <text:p>4,553,106</text:p>
          </table:table-cell>
          <table:table-cell office:value-type="float" office:value="3682769" table:style-name="ce13">
            <text:p>3,682,769</text:p>
          </table:table-cell>
          <table:table-cell office:value-type="float" office:value="59041" table:style-name="ce13">
            <text:p>59,041</text:p>
          </table:table-cell>
          <table:table-cell office:value-type="float" office:value="0.27" table:style-name="ce14">
            <text:p>0.27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104.31" table:style-name="ce14">
            <text:p>104.31</text:p>
          </table:table-cell>
          <table:table-cell office:value-type="float" office:value="9147" table:style-name="ce13">
            <text:p>9,147</text:p>
          </table:table-cell>
          <table:table-cell office:value-type="float" office:value="19640" table:style-name="ce13">
            <text:p>19,64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83252" table:style-name="ce13">
            <text:p>1,183,252</text:p>
          </table:table-cell>
          <table:table-cell office:value-type="float" office:value="555939" table:style-name="ce13">
            <text:p>555,939</text:p>
          </table:table-cell>
          <table:table-cell office:value-type="float" office:value="4554" table:style-name="ce13">
            <text:p>4,554</text:p>
          </table:table-cell>
          <table:table-cell office:value-type="float" office:value="5230" table:style-name="ce13">
            <text:p>5,230</text:p>
          </table:table-cell>
          <table:table-cell office:value-type="float" office:value="1188870" table:style-name="ce13">
            <text:p>1,188,870</text:p>
          </table:table-cell>
          <table:table-cell office:value-type="float" office:value="3029078" table:style-name="ce13">
            <text:p>3,029,078</text:p>
          </table:table-cell>
          <table:table-cell office:value-type="float" office:value="3420562" table:style-name="ce13">
            <text:p>3,420,562</text:p>
          </table:table-cell>
          <table:table-cell office:value-type="float" office:value="9702" table:style-name="ce13">
            <text:p>9,702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43.96" table:style-name="ce14">
            <text:p>743.96</text:p>
          </table:table-cell>
          <table:table-cell office:value-type="float" office:value="3181" table:style-name="ce13">
            <text:p>3,181</text:p>
          </table:table-cell>
          <table:table-cell office:value-type="float" office:value="5369" table:style-name="ce13">
            <text:p>5,36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93650" table:style-name="ce13">
            <text:p>2,193,650</text:p>
          </table:table-cell>
          <table:table-cell office:value-type="float" office:value="1175117" table:style-name="ce13">
            <text:p>1,175,117</text:p>
          </table:table-cell>
          <table:table-cell office:value-type="float" office:value="17119" table:style-name="ce13">
            <text:p>17,119</text:p>
          </table:table-cell>
          <table:table-cell office:value-type="float" office:value="5540" table:style-name="ce13">
            <text:p>5,540</text:p>
          </table:table-cell>
          <table:table-cell office:value-type="float" office:value="3954765" table:style-name="ce13">
            <text:p>3,954,765</text:p>
          </table:table-cell>
          <table:table-cell office:value-type="float" office:value="5250209" table:style-name="ce13">
            <text:p>5,250,209</text:p>
          </table:table-cell>
          <table:table-cell office:value-type="float" office:value="8756939" table:style-name="ce13">
            <text:p>8,756,939</text:p>
          </table:table-cell>
          <table:table-cell office:value-type="float" office:value="47412" table:style-name="ce13">
            <text:p>47,412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935.02" table:style-name="ce14">
            <text:p>935.02</text:p>
          </table:table-cell>
          <table:table-cell office:value-type="float" office:value="6846" table:style-name="ce13">
            <text:p>6,846</text:p>
          </table:table-cell>
          <table:table-cell office:value-type="float" office:value="13081" table:style-name="ce13">
            <text:p>13,0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651751" table:style-name="ce13">
            <text:p>6,651,751</text:p>
          </table:table-cell>
          <table:table-cell office:value-type="float" office:value="4539338" table:style-name="ce13">
            <text:p>4,539,338</text:p>
          </table:table-cell>
          <table:table-cell office:value-type="float" office:value="27888" table:style-name="ce13">
            <text:p>27,888</text:p>
          </table:table-cell>
          <table:table-cell office:value-type="float" office:value="18625" table:style-name="ce13">
            <text:p>18,625</text:p>
          </table:table-cell>
          <table:table-cell office:value-type="float" office:value="12177706" table:style-name="ce13">
            <text:p>12,177,706</text:p>
          </table:table-cell>
          <table:table-cell office:value-type="float" office:value="19032153" table:style-name="ce13">
            <text:p>19,032,153</text:p>
          </table:table-cell>
          <table:table-cell office:value-type="float" office:value="32132941" table:style-name="ce13">
            <text:p>32,132,941</text:p>
          </table:table-cell>
          <table:table-cell office:value-type="float" office:value="156652" table:style-name="ce13">
            <text:p>156,652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612.98" table:style-name="ce14">
            <text:p>612.98</text:p>
          </table:table-cell>
          <table:table-cell office:value-type="float" office:value="27780" table:style-name="ce13">
            <text:p>27,780</text:p>
          </table:table-cell>
          <table:table-cell office:value-type="float" office:value="45917" table:style-name="ce13">
            <text:p>45,91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8016" table:style-name="ce13">
            <text:p>378,016</text:p>
          </table:table-cell>
          <table:table-cell office:value-type="float" office:value="191849" table:style-name="ce13">
            <text:p>191,849</text:p>
          </table:table-cell>
          <table:table-cell office:value-type="float" office:value="2527" table:style-name="ce13">
            <text:p>2,527</text:p>
          </table:table-cell>
          <table:table-cell office:value-type="float" office:value="2265" table:style-name="ce13">
            <text:p>2,265</text:p>
          </table:table-cell>
          <table:table-cell office:value-type="float" office:value="1073306" table:style-name="ce13">
            <text:p>1,073,306</text:p>
          </table:table-cell>
          <table:table-cell office:value-type="float" office:value="931270" table:style-name="ce13">
            <text:p>931,270</text:p>
          </table:table-cell>
          <table:table-cell office:value-type="float" office:value="885882" table:style-name="ce13">
            <text:p>885,882</text:p>
          </table:table-cell>
          <table:table-cell office:value-type="float" office:value="3275" table:style-name="ce13">
            <text:p>3,275</text:p>
          </table:table-cell>
          <table:table-cell office:value-type="float" office:value="0.57999999999999996" table:style-name="ce14">
            <text:p>0.58</text:p>
          </table:table-cell>
          <table:table-cell office:value-type="float" office:value="0.49" table:style-name="ce14">
            <text:p>0.49</text:p>
          </table:table-cell>
          <table:table-cell office:value-type="float" office:value="159.19999999999999" table:style-name="ce14">
            <text:p>159.20</text:p>
          </table:table-cell>
          <table:table-cell office:value-type="float" office:value="5386" table:style-name="ce13">
            <text:p>5,386</text:p>
          </table:table-cell>
          <table:table-cell office:value-type="float" office:value="10254" table:style-name="ce13">
            <text:p>10,25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24813" table:style-name="ce13">
            <text:p>624,813</text:p>
          </table:table-cell>
          <table:table-cell office:value-type="float" office:value="319011" table:style-name="ce13">
            <text:p>319,011</text:p>
          </table:table-cell>
          <table:table-cell office:value-type="float" office:value="5051" table:style-name="ce13">
            <text:p>5,051</text:p>
          </table:table-cell>
          <table:table-cell office:value-type="float" office:value="2942" table:style-name="ce13">
            <text:p>2,942</text:p>
          </table:table-cell>
          <table:table-cell office:value-type="float" office:value="1326066" table:style-name="ce13">
            <text:p>1,326,066</text:p>
          </table:table-cell>
          <table:table-cell office:value-type="float" office:value="2066158" table:style-name="ce13">
            <text:p>2,066,158</text:p>
          </table:table-cell>
          <table:table-cell office:value-type="float" office:value="2586061" table:style-name="ce13">
            <text:p>2,586,061</text:p>
          </table:table-cell>
          <table:table-cell office:value-type="float" office:value="14976" table:style-name="ce13">
            <text:p>14,976</text:p>
          </table:table-cell>
          <table:table-cell office:value-type="float" office:value="0.64" table:style-name="ce14">
            <text:p>0.64</text:p>
          </table:table-cell>
          <table:table-cell office:value-type="float" office:value="0" table:style-name="ce14">
            <text:p>0.00</text:p>
          </table:table-cell>
          <table:table-cell office:value-type="float" office:value="391.56" table:style-name="ce14">
            <text:p>391.56</text:p>
          </table:table-cell>
          <table:table-cell office:value-type="float" office:value="8706" table:style-name="ce13">
            <text:p>8,706</text:p>
          </table:table-cell>
          <table:table-cell office:value-type="float" office:value="16544" table:style-name="ce13">
            <text:p>16,54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6081682" table:style-name="ce13">
            <text:p>6,081,682</text:p>
          </table:table-cell>
          <table:table-cell office:value-type="float" office:value="4088018" table:style-name="ce13">
            <text:p>4,088,018</text:p>
          </table:table-cell>
          <table:table-cell office:value-type="float" office:value="43068" table:style-name="ce13">
            <text:p>43,068</text:p>
          </table:table-cell>
          <table:table-cell office:value-type="float" office:value="40031" table:style-name="ce13">
            <text:p>40,031</text:p>
          </table:table-cell>
          <table:table-cell office:value-type="float" office:value="9930716" table:style-name="ce13">
            <text:p>9,930,716</text:p>
          </table:table-cell>
          <table:table-cell office:value-type="float" office:value="21175904" table:style-name="ce13">
            <text:p>21,175,904</text:p>
          </table:table-cell>
          <table:table-cell office:value-type="float" office:value="25950387" table:style-name="ce13">
            <text:p>25,950,387</text:p>
          </table:table-cell>
          <table:table-cell office:value-type="float" office:value="88351" table:style-name="ce13">
            <text:p>88,351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1132.72" table:style-name="ce14">
            <text:p>1,132.72</text:p>
          </table:table-cell>
          <table:table-cell office:value-type="float" office:value="13659" table:style-name="ce13">
            <text:p>13,659</text:p>
          </table:table-cell>
          <table:table-cell office:value-type="float" office:value="27300" table:style-name="ce13">
            <text:p>27,30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38280" table:style-name="ce13">
            <text:p>138,280</text:p>
          </table:table-cell>
          <table:table-cell office:value-type="float" office:value="86585" table:style-name="ce13">
            <text:p>86,585</text:p>
          </table:table-cell>
          <table:table-cell office:value-type="float" office:value="110" table:style-name="ce13">
            <text:p>110</text:p>
          </table:table-cell>
          <table:table-cell office:value-type="float" office:value="572" table:style-name="ce13">
            <text:p>572</text:p>
          </table:table-cell>
          <table:table-cell office:value-type="float" office:value="221808" table:style-name="ce13">
            <text:p>221,808</text:p>
          </table:table-cell>
          <table:table-cell office:value-type="float" office:value="69158" table:style-name="ce13">
            <text:p>69,158</text:p>
          </table:table-cell>
          <table:table-cell office:value-type="float" office:value="218741" table:style-name="ce13">
            <text:p>218,741</text:p>
          </table:table-cell>
          <table:table-cell office:value-type="float" office:value="493" table:style-name="ce13">
            <text:p>493</text:p>
          </table:table-cell>
          <table:table-cell office:value-type="float" office:value="0.23" table:style-name="ce14">
            <text:p>0.23</text:p>
          </table:table-cell>
          <table:table-cell office:value-type="float" office:value="0" table:style-name="ce14">
            <text:p>0.00</text:p>
          </table:table-cell>
          <table:table-cell office:value-type="float" office:value="1043.67" table:style-name="ce14">
            <text:p>1,043.67</text:p>
          </table:table-cell>
          <table:table-cell office:value-type="float" office:value="177" table:style-name="ce13">
            <text:p>177</text:p>
          </table:table-cell>
          <table:table-cell office:value-type="float" office:value="386" table:style-name="ce13">
            <text:p>38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790" table:style-name="ce13">
            <text:p>123,790</text:p>
          </table:table-cell>
          <table:table-cell office:value-type="float" office:value="53562" table:style-name="ce13">
            <text:p>53,562</text:p>
          </table:table-cell>
          <table:table-cell office:value-type="float" office:value="286" table:style-name="ce13">
            <text:p>286</text:p>
          </table:table-cell>
          <table:table-cell office:value-type="float" office:value="303" table:style-name="ce13">
            <text:p>303</text:p>
          </table:table-cell>
          <table:table-cell office:value-type="float" office:value="185356" table:style-name="ce13">
            <text:p>185,356</text:p>
          </table:table-cell>
          <table:table-cell office:value-type="float" office:value="1107387" table:style-name="ce13">
            <text:p>1,107,387</text:p>
          </table:table-cell>
          <table:table-cell office:value-type="float" office:value="280601" table:style-name="ce13">
            <text:p>280,601</text:p>
          </table:table-cell>
          <table:table-cell office:value-type="float" office:value="281" table:style-name="ce13">
            <text:p>281</text:p>
          </table:table-cell>
          <table:table-cell office:value-type="float" office:value="0.19" table:style-name="ce14">
            <text:p>0.19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221.97" table:style-name="ce14">
            <text:p>221.9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924984" table:style-name="ce13">
            <text:p>7,924,984</text:p>
          </table:table-cell>
          <table:table-cell office:value-type="float" office:value="4975985" table:style-name="ce13">
            <text:p>4,975,985</text:p>
          </table:table-cell>
          <table:table-cell office:value-type="float" office:value="72212" table:style-name="ce13">
            <text:p>72,212</text:p>
          </table:table-cell>
          <table:table-cell office:value-type="float" office:value="39317" table:style-name="ce13">
            <text:p>39,317</text:p>
          </table:table-cell>
          <table:table-cell office:value-type="float" office:value="15047835" table:style-name="ce13">
            <text:p>15,047,835</text:p>
          </table:table-cell>
          <table:table-cell office:value-type="float" office:value="26349144" table:style-name="ce13">
            <text:p>26,349,144</text:p>
          </table:table-cell>
          <table:table-cell office:value-type="float" office:value="36799352" table:style-name="ce13">
            <text:p>36,799,352</text:p>
          </table:table-cell>
          <table:table-cell office:value-type="float" office:value="373167" table:style-name="ce13">
            <text:p>373,167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489.74" table:style-name="ce14">
            <text:p>489.74</text:p>
          </table:table-cell>
          <table:table-cell office:value-type="float" office:value="49481" table:style-name="ce13">
            <text:p>49,481</text:p>
          </table:table-cell>
          <table:table-cell office:value-type="float" office:value="91333" table:style-name="ce13">
            <text:p>91,33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600271" table:style-name="ce13">
            <text:p>600,271</text:p>
          </table:table-cell>
          <table:table-cell office:value-type="float" office:value="195812" table:style-name="ce13">
            <text:p>195,812</text:p>
          </table:table-cell>
          <table:table-cell office:value-type="float" office:value="775" table:style-name="ce13">
            <text:p>775</text:p>
          </table:table-cell>
          <table:table-cell office:value-type="float" office:value="4989" table:style-name="ce13">
            <text:p>4,989</text:p>
          </table:table-cell>
          <table:table-cell office:value-type="float" office:value="519435" table:style-name="ce13">
            <text:p>519,435</text:p>
          </table:table-cell>
          <table:table-cell office:value-type="float" office:value="762061" table:style-name="ce13">
            <text:p>762,061</text:p>
          </table:table-cell>
          <table:table-cell office:value-type="float" office:value="666296" table:style-name="ce13">
            <text:p>666,296</text:p>
          </table:table-cell>
          <table:table-cell office:value-type="float" office:value="3130" table:style-name="ce13">
            <text:p>3,130</text:p>
          </table:table-cell>
          <table:table-cell office:value-type="float" office:value="1.63" table:style-name="ce14">
            <text:p>1.63</text:p>
          </table:table-cell>
          <table:table-cell office:value-type="float" office:value="0.69" table:style-name="ce14">
            <text:p>0.69</text:p>
          </table:table-cell>
          <table:table-cell office:value-type="float" office:value="151.16999999999999" table:style-name="ce14">
            <text:p>151.17</text:p>
          </table:table-cell>
          <table:table-cell office:value-type="float" office:value="785" table:style-name="ce13">
            <text:p>785</text:p>
          </table:table-cell>
          <table:table-cell office:value-type="float" office:value="1637" table:style-name="ce13">
            <text:p>1,63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69473" table:style-name="ce13">
            <text:p>169,473</text:p>
          </table:table-cell>
          <table:table-cell office:value-type="float" office:value="98257" table:style-name="ce13">
            <text:p>98,257</text:p>
          </table:table-cell>
          <table:table-cell office:value-type="float" office:value="1743" table:style-name="ce13">
            <text:p>1,743</text:p>
          </table:table-cell>
          <table:table-cell office:value-type="float" office:value="1837" table:style-name="ce13">
            <text:p>1,837</text:p>
          </table:table-cell>
          <table:table-cell office:value-type="float" office:value="246577" table:style-name="ce13">
            <text:p>246,577</text:p>
          </table:table-cell>
          <table:table-cell office:value-type="float" office:value="0" table:style-name="ce13">
            <text:p>0</text:p>
          </table:table-cell>
          <table:table-cell office:value-type="float" office:value="2533484" table:style-name="ce13">
            <text:p>2,533,484</text:p>
          </table:table-cell>
          <table:table-cell office:value-type="float" office:value="369" table:style-name="ce13">
            <text:p>369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175.8699999999999" table:style-name="ce14">
            <text:p>1,175.87</text:p>
          </table:table-cell>
          <table:table-cell office:value-type="float" office:value="872" table:style-name="ce13">
            <text:p>872</text:p>
          </table:table-cell>
          <table:table-cell office:value-type="float" office:value="4296" table:style-name="ce13">
            <text:p>4,29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3010452" table:style-name="ce13">
            <text:p>53,010,452</text:p>
          </table:table-cell>
          <table:table-cell office:value-type="float" office:value="33976443" table:style-name="ce13">
            <text:p>33,976,443</text:p>
          </table:table-cell>
          <table:table-cell office:value-type="float" office:value="401979" table:style-name="ce13">
            <text:p>401,979</text:p>
          </table:table-cell>
          <table:table-cell office:value-type="float" office:value="255429" table:style-name="ce13">
            <text:p>255,429</text:p>
          </table:table-cell>
          <table:table-cell office:value-type="float" office:value="99536030" table:style-name="ce13">
            <text:p>99,536,030</text:p>
          </table:table-cell>
          <table:table-cell office:value-type="float" office:value="158359513" table:style-name="ce13">
            <text:p>158,359,513</text:p>
          </table:table-cell>
          <table:table-cell office:value-type="float" office:value="228354611" table:style-name="ce13">
            <text:p>228,354,611</text:p>
          </table:table-cell>
          <table:table-cell office:value-type="float" office:value="1073251" table:style-name="ce13">
            <text:p>1,073,251</text:p>
          </table:table-cell>
          <table:table-cell office:value-type="float" office:value="0.14894213821357319" table:style-name="ce14">
            <text:p>0.15</text:p>
          </table:table-cell>
          <table:table-cell office:value-type="float" office:value="0.02" table:style-name="ce14">
            <text:p>0.02</text:p>
          </table:table-cell>
          <table:table-cell office:value-type="float" office:value="548.86714406785711" table:style-name="ce14">
            <text:p>548.87</text:p>
          </table:table-cell>
          <table:table-cell office:value-type="float" office:value="203914" table:style-name="ce13">
            <text:p>203,914</text:p>
          </table:table-cell>
          <table:table-cell office:value-type="float" office:value="459458" table:style-name="ce13">
            <text:p>459,458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102.$A$1:11102.$N$23" table:base-cell-address="11102.$A$1"/>
          <table:named-range table:name="外部資料_10" table:cell-range-address="11102.$A$1:11102.$N$23" table:base-cell-address="11102.$A$1"/>
          <table:named-range table:name="外部資料_11" table:cell-range-address="11102.$A$1:11102.$N$23" table:base-cell-address="11102.$A$1"/>
          <table:named-range table:name="外部資料_12" table:cell-range-address="11102.$A$1:11102.$N$23" table:base-cell-address="11102.$A$1"/>
          <table:named-range table:name="外部資料_13" table:cell-range-address="11102.$A$1:11102.$N$23" table:base-cell-address="11102.$A$1"/>
          <table:named-range table:name="外部資料_14" table:cell-range-address="11102.$A$1:11102.$N$23" table:base-cell-address="11102.$A$1"/>
          <table:named-range table:name="外部資料_15" table:cell-range-address="11102.$A$1:11102.$N$23" table:base-cell-address="11102.$A$1"/>
          <table:named-range table:name="外部資料_16" table:cell-range-address="11102.$A$1:11102.$N$23" table:base-cell-address="11102.$A$1"/>
          <table:named-range table:name="外部資料_17" table:cell-range-address="11102.$A$1:11102.$N$23" table:base-cell-address="11102.$A$1"/>
          <table:named-range table:name="外部資料_18" table:cell-range-address="11102.$A$1:11102.$N$23" table:base-cell-address="11102.$A$1"/>
          <table:named-range table:name="外部資料_19" table:cell-range-address="11102.$A$1:11102.$N$23" table:base-cell-address="11102.$A$1"/>
          <table:named-range table:name="外部資料_2" table:cell-range-address="11102.$A$1:11102.$N$23" table:base-cell-address="11102.$A$1"/>
          <table:named-range table:name="外部資料_20" table:cell-range-address="11102.$A$1:11102.$N$23" table:base-cell-address="11102.$A$1"/>
          <table:named-range table:name="外部資料_21" table:cell-range-address="11102.$A$1:11102.$N$23" table:base-cell-address="11102.$A$1"/>
          <table:named-range table:name="外部資料_22" table:cell-range-address="11102.$A$1:11102.$N$23" table:base-cell-address="11102.$A$1"/>
          <table:named-range table:name="外部資料_23" table:cell-range-address="11102.$A$1:11102.$N$23" table:base-cell-address="11102.$A$1"/>
          <table:named-range table:name="外部資料_24" table:cell-range-address="11102.$A$1:11102.$N$23" table:base-cell-address="11102.$A$1"/>
          <table:named-range table:name="外部資料_25" table:cell-range-address="11102.$A$1:11102.$N$23" table:base-cell-address="11102.$A$1"/>
          <table:named-range table:name="外部資料_26" table:cell-range-address="11102.$A$1:11102.$N$23" table:base-cell-address="11102.$A$1"/>
          <table:named-range table:name="外部資料_27" table:cell-range-address="11102.$A$1:11102.$N$23" table:base-cell-address="11102.$A$1"/>
          <table:named-range table:name="外部資料_28" table:cell-range-address="11102.$A$1:11102.$N$23" table:base-cell-address="11102.$A$1"/>
          <table:named-range table:name="外部資料_29" table:cell-range-address="11102.$A$1:11102.$N$23" table:base-cell-address="11102.$A$1"/>
          <table:named-range table:name="外部資料_3" table:cell-range-address="11102.$A$1:11102.$N$23" table:base-cell-address="11102.$A$1"/>
          <table:named-range table:name="外部資料_30" table:cell-range-address="11102.$A$1:11102.$N$23" table:base-cell-address="11102.$A$1"/>
          <table:named-range table:name="外部資料_31" table:cell-range-address="11102.$A$1:11102.$N$23" table:base-cell-address="11102.$A$1"/>
          <table:named-range table:name="外部資料_32" table:cell-range-address="11102.$A$1:11102.$N$23" table:base-cell-address="11102.$A$1"/>
          <table:named-range table:name="外部資料_33" table:cell-range-address="11102.$A$1:11102.$N$23" table:base-cell-address="11102.$A$1"/>
          <table:named-range table:name="外部資料_34" table:cell-range-address="11102.$A$1:11102.$N$23" table:base-cell-address="11102.$A$1"/>
          <table:named-range table:name="外部資料_35" table:cell-range-address="11102.$A$1:11102.$N$23" table:base-cell-address="11102.$A$1"/>
          <table:named-range table:name="外部資料_36" table:cell-range-address="11102.$A$1:11102.$N$23" table:base-cell-address="11102.$A$1"/>
          <table:named-range table:name="外部資料_37" table:cell-range-address="11102.$A$1:11102.$N$23" table:base-cell-address="11102.$A$1"/>
          <table:named-range table:name="外部資料_38" table:cell-range-address="11102.$A$1:11102.$N$23" table:base-cell-address="11102.$A$1"/>
          <table:named-range table:name="外部資料_39" table:cell-range-address="11102.$A$1:11102.$N$23" table:base-cell-address="11102.$A$1"/>
          <table:named-range table:name="外部資料_4" table:cell-range-address="11102.$A$1:11102.$N$23" table:base-cell-address="11102.$A$1"/>
          <table:named-range table:name="外部資料_40" table:cell-range-address="11102.$A$1:11102.$N$23" table:base-cell-address="11102.$A$1"/>
          <table:named-range table:name="外部資料_41" table:cell-range-address="11102.$A$1:11102.$N$23" table:base-cell-address="11102.$A$1"/>
          <table:named-range table:name="外部資料_42" table:cell-range-address="11102.$A$1:11102.$N$23" table:base-cell-address="11102.$A$1"/>
          <table:named-range table:name="外部資料_43" table:cell-range-address="11102.$A$1:11102.$N$23" table:base-cell-address="11102.$A$1"/>
          <table:named-range table:name="外部資料_44" table:cell-range-address="11102.$A$1:11102.$N$23" table:base-cell-address="11102.$A$1"/>
          <table:named-range table:name="外部資料_45" table:cell-range-address="11102.$A$1:11102.$N$23" table:base-cell-address="11102.$A$1"/>
          <table:named-range table:name="外部資料_46" table:cell-range-address="11102.$A$1:11102.$N$23" table:base-cell-address="11102.$A$1"/>
          <table:named-range table:name="外部資料_47" table:cell-range-address="11102.$A$1:11102.$N$23" table:base-cell-address="11102.$A$1"/>
          <table:named-range table:name="外部資料_48" table:cell-range-address="11102.$A$1:11102.$N$23" table:base-cell-address="11102.$A$1"/>
          <table:named-range table:name="外部資料_49" table:cell-range-address="11102.$A$1:11102.$N$23" table:base-cell-address="11102.$A$1"/>
          <table:named-range table:name="外部資料_5" table:cell-range-address="11102.$A$1:11102.$N$23" table:base-cell-address="11102.$A$1"/>
          <table:named-range table:name="外部資料_50" table:cell-range-address="11102.$A$1:11102.$N$23" table:base-cell-address="11102.$A$1"/>
          <table:named-range table:name="外部資料_51" table:cell-range-address="11102.$A$1:11102.$N$23" table:base-cell-address="11102.$A$1"/>
          <table:named-range table:name="外部資料_52" table:cell-range-address="11102.$A$1:11102.$N$23" table:base-cell-address="11102.$A$1"/>
          <table:named-range table:name="外部資料_53" table:cell-range-address="11102.$A$1:11102.$N$23" table:base-cell-address="11102.$A$1"/>
          <table:named-range table:name="外部資料_54" table:cell-range-address="11102.$A$1:11102.$N$23" table:base-cell-address="11102.$A$1"/>
          <table:named-range table:name="外部資料_55" table:cell-range-address="11102.$A$1:11102.$N$23" table:base-cell-address="11102.$A$1"/>
          <table:named-range table:name="外部資料_56" table:cell-range-address="11102.$A$1:11102.$N$23" table:base-cell-address="11102.$A$1"/>
          <table:named-range table:name="外部資料_57" table:cell-range-address="11102.$A$1:11102.$N$23" table:base-cell-address="11102.$A$1"/>
          <table:named-range table:name="外部資料_58" table:cell-range-address="11102.$A$1:11102.$N$23" table:base-cell-address="11102.$A$1"/>
          <table:named-range table:name="外部資料_59" table:cell-range-address="11102.$A$1:11102.$N$23" table:base-cell-address="11102.$A$1"/>
          <table:named-range table:name="外部資料_6" table:cell-range-address="11102.$A$1:11102.$N$23" table:base-cell-address="11102.$A$1"/>
          <table:named-range table:name="外部資料_60" table:cell-range-address="11102.$A$1:11102.$N$23" table:base-cell-address="11102.$A$1"/>
          <table:named-range table:name="外部資料_61" table:cell-range-address="11102.$A$1:11102.$N$23" table:base-cell-address="11102.$A$1"/>
          <table:named-range table:name="外部資料_62" table:cell-range-address="11102.$A$1:11102.$N$23" table:base-cell-address="11102.$A$1"/>
          <table:named-range table:name="外部資料_63" table:cell-range-address="11102.$A$1:11102.$N$23" table:base-cell-address="11102.$A$1"/>
          <table:named-range table:name="外部資料_64" table:cell-range-address="11102.$A$1:11102.$N$23" table:base-cell-address="11102.$A$1"/>
          <table:named-range table:name="外部資料_65" table:cell-range-address="11102.$A$1:11102.$N$23" table:base-cell-address="11102.$A$1"/>
          <table:named-range table:name="外部資料_66" table:cell-range-address="11102.$A$1:11102.$N$23" table:base-cell-address="11102.$A$1"/>
          <table:named-range table:name="外部資料_67" table:cell-range-address="11102.$A$1:11102.$N$23" table:base-cell-address="11102.$A$1"/>
          <table:named-range table:name="外部資料_68" table:cell-range-address="11102.$A$1:11102.$N$23" table:base-cell-address="11102.$A$1"/>
          <table:named-range table:name="外部資料_69" table:cell-range-address="11102.$A$1:11102.$N$23" table:base-cell-address="11102.$A$1"/>
          <table:named-range table:name="外部資料_7" table:cell-range-address="11102.$A$1:11102.$N$23" table:base-cell-address="11102.$A$1"/>
          <table:named-range table:name="外部資料_70" table:cell-range-address="11102.$A$1:11102.$N$23" table:base-cell-address="11102.$A$1"/>
          <table:named-range table:name="外部資料_71" table:cell-range-address="11102.$A$1:11102.$N$23" table:base-cell-address="11102.$A$1"/>
          <table:named-range table:name="外部資料_72" table:cell-range-address="11102.$A$1:11102.$N$23" table:base-cell-address="11102.$A$1"/>
          <table:named-range table:name="外部資料_73" table:cell-range-address="11102.$A$1:11102.$N$23" table:base-cell-address="11102.$A$1"/>
          <table:named-range table:name="外部資料_74" table:cell-range-address="11102.$A$1:11102.$N$23" table:base-cell-address="11102.$A$1"/>
          <table:named-range table:name="外部資料_75" table:cell-range-address="11102.$A$1:11102.$N$23" table:base-cell-address="11102.$A$1"/>
          <table:named-range table:name="外部資料_76" table:cell-range-address="11102.$A$1:11102.$N$23" table:base-cell-address="11102.$A$1"/>
          <table:named-range table:name="外部資料_77" table:cell-range-address="11102.$A$1:11102.$N$23" table:base-cell-address="11102.$A$1"/>
          <table:named-range table:name="外部資料_78" table:cell-range-address="11102.$A$1:11102.$N$23" table:base-cell-address="11102.$A$1"/>
          <table:named-range table:name="外部資料_8" table:cell-range-address="11102.$A$1:11102.$N$23" table:base-cell-address="11102.$A$1"/>
          <table:named-range table:name="外部資料_9" table:cell-range-address="11102.$A$1:11102.$N$23" table:base-cell-address="111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2-03-25T06:19:09Z</meta:creation-date>
    <dc:date>2022-03-25T06:19:11Z</dc:date>
    <meta:print-date>2022-03-25T06:19:10Z</meta:print-date>
  </office:meta>
</office:document-meta>
</file>